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299in"/>
    </style:style>
    <style:style style:name="co2" style:family="table-column">
      <style:table-column-properties fo:break-before="auto" style:column-width="1.1189in"/>
    </style:style>
    <style:style style:name="co3" style:family="table-column">
      <style:table-column-properties fo:break-before="auto" style:column-width="1.373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in" svg:height="3.5in" svg:x="4.0693in" svg:y="0.178in">
            <draw:object draw:notify-on-update-of-ranges="Sheet1.A2:Sheet1.A8 Sheet1.B1:Sheet1.B1 Sheet1.B2:Sheet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.833333333" calcext:value-type="float">
            <text:p>45.833333333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.733333333" calcext:value-type="float">
            <text:p>51.733333333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.333333333" calcext:value-type="float">
            <text:p>53.33333333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.333333333" calcext:value-type="float">
            <text:p>58.333333333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.8" calcext:value-type="float">
            <text:p>66.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1.3" calcext:value-type="float">
            <text:p>71.3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.333333333" calcext:value-type="float">
            <text:p>83.333333333</text:p>
          </table:table-cell>
          <table:table-cell office:value-type="float" office:value="2500" calcext:value-type="float">
            <text:p>2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 style:data-style-name="N2" text:time-value="18:14:16.433611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23:43:00.657663854</meta:creation-date>
    <dc:date>2014-12-11T18:14:37.781240588</dc:date>
    <meta:editing-duration>PT20M40S</meta:editing-duration>
    <meta:editing-cycles>11</meta:editing-cycles>
    <meta:generator>LibreOffice/4.3.4.1$Linux_X86_64 LibreOffice_project/430m0$Build-1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line" chart:style-name="ch1">
        <chart:title svg:x="7.596cm" svg:y="7.695cm" chart:style-name="ch2">
          <text:p>图三</text:p>
        </chart:title>
        <chart:plot-area chart:style-name="ch3" table:cell-range-address="Sheet1.A1:Sheet1.B8" chart:data-source-has-labels="both" svg:x="1.315cm" svg:y="1.322cm" svg:width="13.622cm" svg:height="6.411cm">
          <chartooo:coordinate-region svg:x="1.989cm" svg:y="1.522cm" svg:width="12.735cm" svg:height="5.564cm"/>
          <chart:axis chart:dimension="x" chart:name="primary-x" chart:style-name="ch4" chartooo:axis-type="auto">
            <chartooo:date-scale/>
            <chart:title svg:x="12.415cm" svg:y="7.857cm" chart:style-name="ch5">
              <text:p>numFeatures</text:p>
            </chart:title>
            <chart:categories table:cell-range-address="Sheet1.A2:Sheet1.A8"/>
          </chart:axis>
          <chart:axis chart:dimension="y" chart:name="primary-y" chart:style-name="ch4">
            <chart:title svg:x="0.508cm" svg:y="4.027cm" chart:style-name="ch6">
              <text:p>time/s</text:p>
            </chart:title>
            <chart:grid chart:style-name="ch7" chart:class="major"/>
          </chart:axis>
          <chart:series chart:style-name="ch8" chart:values-cell-range-address="Sheet1.B2:Sheet1.B8" chart:label-cell-address="Sheet1.B1:Sheet1.B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8</svg:desc>
                </draw:g>
              </table:table-cell>
              <table:table-cell office:value-type="float" office:value="45.833333333">
                <text:p>45.833333333</text:p>
                <draw:g>
                  <svg:desc>Sheet1.B2:Sheet1.B8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1.733333333">
                <text:p>51.7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3.333333333">
                <text:p>53.33333333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8.333333333">
                <text:p>58.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3.333333333">
                <text:p>83.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